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text-shadow="0in 0.0277in 0.0416in #6E747A" fo:color="#5B9BD5"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fo:text-shadow="0in 0.0277in 0.0416in #6E747A" fo:color="#5B9BD5" fo:font-size="36pt" style:font-size-asian="36pt" style:font-size-complex="36pt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line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line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1312" draw:id="id0" draw:style-name="a0" draw:name="Text Box 2" text:anchor-type="paragraph" svg:x="0.29097in" svg:y="1.98958in" svg:width="2.86319in" svg:height="0.925in" style:rel-width="scale" style:rel-height="scale"><draw:text-box><text:p text:style-name="P2">Projet<text:line-break/>Constellation</text:p></draw:text-box><svg:title/><svg:desc/></draw:frame><draw:frame draw:z-index="251659264" draw:id="id1" draw:style-name="a1" draw:name="Text Box 1" text:anchor-type="paragraph" svg:x="0in" svg:y="0in" svg:width="2in" svg:height="2in" style:rel-width="scale" style:rel-height="scale"><draw:text-box><text:p text:style-name="P3">Constellation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in DENAUX</meta:initial-creator>
    <dc:creator>Robin DENAUX</dc:creator>
    <meta:creation-date>2012-12-28T16:22:00Z</meta:creation-date>
    <dc:date>2012-12-28T17:12:00Z</dc:date>
    <meta:template xlink:href="Normal.dotm" xlink:type="simple"/>
    <meta:editing-cycles>1</meta:editing-cycles>
    <meta:editing-duration>PT3000S</meta:editing-duration>
    <meta:document-statistic meta:page-count="1" meta:paragraph-count="1" meta:word-count="0" meta:character-count="2" meta:row-count="1" meta:non-whitespace-character-count="2"/>
  </office:meta>
</office:document-meta>
</file>